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/>
    </style:style>
    <style:style style:name="P3" style:family="paragraph" style:parent-style-name="Description">
      <style:text-properties officeooo:rsid="00129699" officeooo:paragraph-rsid="00129699"/>
    </style:style>
    <style:style style:name="P4" style:family="paragraph" style:parent-style-name="Description">
      <style:text-properties style:use-window-font-color="true" loext:opacity="0%" style:font-name="Calibri"/>
    </style:style>
    <style:style style:name="P5" style:family="paragraph" style:parent-style-name="Description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Calibri" fo:font-size="10pt" fo:language="el" fo:country="GR" fo:font-style="normal" style:font-size-asian="10pt" style:font-style-asian="normal" style:font-style-complex="normal"/>
    </style:style>
    <style:style style:name="P6" style:family="paragraph" style:parent-style-name="Heading_20_2">
      <style:paragraph-properties fo:margin-left="0.2654in" fo:margin-right="0in" fo:text-indent="-0.2654in" style:auto-text-indent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normal">
      <style:text-properties style:use-window-font-color="true" loext:opacity="0%" style:font-name="Calibri" fo:font-size="18pt" fo:letter-spacing="0.0102in" fo:language="el" fo:country="GR" officeooo:paragraph-rsid="0024c1c3" style:font-size-asian="18pt" style:font-size-complex="18pt"/>
    </style:style>
    <style:style style:name="P9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10" style:family="paragraph" style:parent-style-name="Description" style:list-style-name="WWNum6">
      <style:text-properties officeooo:rsid="00129699" officeooo:paragraph-rsid="00129699"/>
    </style:style>
    <style:style style:name="P11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/>
    </style:style>
    <style:style style:name="P12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 officeooo:paragraph-rsid="0014756c"/>
    </style:style>
    <style:style style:name="P13" style:family="paragraph" style:parent-style-name="Standard">
      <style:text-properties style:use-window-font-color="true" loext:opacity="0%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 style:list-style-name="List_20_1">
      <style:text-properties fo:font-size="10pt" style:font-size-asian="10pt" style:font-size-complex="10pt"/>
    </style:style>
    <style:style style:name="P16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List_20_1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9" style:family="paragraph" style:parent-style-name="Standard" style:list-style-name="List_20_1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20" style:family="paragraph" style:parent-style-name="Standard" style:list-style-name="List_20_1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efa5f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style:use-window-font-color="true" loext:opacity="0%" style:font-name="Calibri"/>
    </style:style>
    <style:style style:name="T5" style:family="text">
      <style:text-properties style:use-window-font-color="true" loext:opacity="0%" style:font-name="Calibri" fo:font-size="22pt" style:font-size-asian="22pt"/>
    </style:style>
    <style:style style:name="T6" style:family="text">
      <style:text-properties style:use-window-font-color="true" loext:opacity="0%" style:font-name="Calibri" fo:font-size="22pt" fo:language="en" fo:country="US" style:font-size-asian="22pt"/>
    </style:style>
    <style:style style:name="T7" style:family="text">
      <style:text-properties style:use-window-font-color="true" loext:opacity="0%" style:font-name="Calibri" fo:language="en" fo:country="none"/>
    </style:style>
    <style:style style:name="T8" style:family="text">
      <style:text-properties style:use-window-font-color="true" loext:opacity="0%" style:font-name="Calibri" fo:font-size="10pt" fo:language="el" fo:country="GR" officeooo:rsid="00296874" style:letter-kerning="false" style:font-name-asian="Calibri1" style:font-size-asian="10pt" style:language-asian="en" style:country-asian="US" style:font-name-complex="等线" style:font-size-complex="10pt" style:language-complex="ar" style:country-complex="SA"/>
    </style:style>
    <style:style style:name="T9" style:family="text">
      <style:text-properties style:use-window-font-color="true" loext:opacity="0%" style:font-name="Calibri" fo:language="el" fo:country="GR" fo:font-style="normal" style:font-style-asian="normal" style:font-style-complex="normal"/>
    </style:style>
    <style:style style:name="T10" style:family="text">
      <style:text-properties style:use-window-font-color="true" loext:opacity="0%" style:font-name="Calibri" fo:language="el" fo:country="GR" fo:font-style="normal" officeooo:rsid="0024c1c3" style:font-style-asian="normal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4c1c3" style:font-size-asian="10pt" style:font-size-complex="10pt"/>
    </style:style>
    <style:style style:name="T13" style:family="text">
      <style:text-properties officeooo:rsid="0024c1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Έγγραφο</text:span><text:span text:style-name="T6"> </text:span><text:span text:style-name="T5">απαιτήσεων</text:span><text:span text:style-name="T6"> </text:span><text:span text:style-name="T5">εμπλεκομένων</text:span><text:span text:style-name="T6"> </text:span><text:span text:style-name="T5">μερών</text:span><text:span text:style-name="T6"> (StRS)<text:line-break/>Stakeholders Requirements Specification</text:span></text:p>
      <text:p text:style-name="P4"/>
      <text:p text:style-name="P8">Ιδιοκτήτες ηλεκτρικών οχημάτων</text:p>
      <text:list xml:id="list2627844452" text:style-name="WWNum2">
        <text:list-item>
          <text:h text:style-name="P11" text:outline-level="1">Εισαγωγή</text:h>
        </text:list-item>
      </text:list>
      <text:h text:style-name="P6" text:outline-level="2"><text:span text:style-name="T4">1.1<text:tab/></text:span><text:span text:style-name="T7"> </text:span><text:span text:style-name="T4">Ταυτότητα - επιχειρησιακοί στόχοι</text:span></text:h>
      <text:p text:style-name="P5"/>
      <text:p text:style-name="P7">Το σύστημα συγκεντρώνει και διευκολύνει όλες τις διαδικασίες που σχετίζονται με την φόρτιση των ηλεκτρικών οχημάτων. H δυνατότητα οι ιδιοκτήτες να βρίσκουν τον ιδανικό σταθμό για φόρτιση των οχημάτων τους,η διατήρηση του ιστορικού των φορτίσεων αλλά και η γρήγορη εξυπηρέτηση μετά την φόρτιση είναι οι σημαντικότεροι στόχοι του συστήματος. </text:p>
      <text:h text:style-name="P6" text:outline-level="2"><text:span text:style-name="T4">1.2</text:span><text:span text:style-name="T7"> <text:s/></text:span><text:span text:style-name="T4">Περίγραμμα επιχειρησιακών λειτουργιών</text:span></text:h>
      <text:p text:style-name="P13">Το πληροφοριακό σύστημα που θα αναπτυχθεί θα είναι σε θέση να υποστηρίζει τις εξής λειτουργίες :</text:p>
      <text:p text:style-name="P7"><text:span text:style-name="T9"><text:s text:c="4"/>• Άντληση δεδομένων από κάθε σταθμό φόρτισης και από το όχημα του ιδιοκτήτη ώστε να μπορεί να γίνεται πρόβλεψη αναμενόμενου κόστους φόρτισης. Τα δεδομένα αυτά θα είναι η αξία της κιλοβατώρας στο κάθε συγκεκριμένο σταθμό και η χωρητικότητα </text:span><text:span text:style-name="T10">KW</text:span><text:span text:style-name="T9"> του ηλεκτρικού οχήματος.</text:span></text:p>
      <text:p text:style-name="P7"><text:span text:style-name="T9"><text:s text:c="4"/>• Από τα στοιχεία της κάρτας που θα </text:span><text:span text:style-name="T10">είναι</text:span><text:span text:style-name="T9"> αποθηκευμένα στο σύστημα θα μπορεί να γίνεται η χρήση της εύκολα και γρήγορα στο τέλος κάθε φόρτισης.</text:span></text:p>
      <text:p text:style-name="P13"><text:s text:c="4"/>• Ιστορικό των φορτίσεων που έχουν γίνει σε ένα προκαθορισμένο χρόνο.</text:p>
      <text:p text:style-name="P7"><text:span text:style-name="T9"><text:s text:c="4"/>• Πρόταση για προτιμότερο </text:span><text:span text:style-name="T10">σταθμό</text:span><text:span text:style-name="T9"> από το σύστημα για τον </text:span><text:span text:style-name="T10">χρήστη</text:span><text:span text:style-name="T9"> βάση την αξιολόγηση των σταθμών που </text:span><text:span text:style-name="T10">γίνεται.</text:span></text:p>
      <text:list xml:id="list123449512357920" text:continue-numbering="true" text:style-name="WWNum2">
        <text:list-item>
          <text:h text:style-name="P11" text:outline-level="1">Αναφορές - πηγές πληροφοριών</text:h>
        </text:list-item>
      </text:list>
      <text:p text:style-name="Description"><text:tab/>Ν/Α</text:p>
      <text:list xml:id="list123449955964211" text:continue-numbering="true" text:style-name="WWNum2">
        <text:list-item>
          <text:h text:style-name="P11" text:outline-level="1">Λειτουργικές απαιτήσεις επιχειρησιακού περιβάλλοντος</text:h>
        </text:list-item>
      </text:list>
      <text:h text:style-name="P6" text:outline-level="2"><text:span text:style-name="T4">3.1<text:tab/></text:span><text:span text:style-name="T7"> </text:span><text:span text:style-name="T4">Επιχειρησιακές διαδικασίες</text:span></text:h>
      <text:list xml:id="list2614558469" text:style-name="List_20_1">
        <text:list-item>
          <text:p text:style-name="P15">Δημιουργία μίας βάσης δεδομένων όπου θα περιέχει την κάθε αξιολόγηση από τον κάθε ιδιοκτήτη για το κάθε σταθμό που θα κάνει .</text:p>
        </text:list-item>
        <text:list-item>
          <text:p text:style-name="P15">Υπολογισμός μέσου όρου των αξιολογήσεων για το κάθε σταθμό ξεχωριστά.</text:p>
        </text:list-item>
        <text:list-item>
          <text:p text:style-name="P15">Φθίνουσα ταξινόμηση των <text:span text:style-name="T13">σταθμών</text:span> στην αρχική σελίδα του χρήστη <text:span text:style-name="T13">βάση</text:span> αξιολόγησης.</text:p>
        </text:list-item>
        <text:list-item>
          <text:p text:style-name="P15">Μεταφορά <text:span text:style-name="T13">μέσω</text:span> <text:span text:style-name="T13">διαδικτύου</text:span> σε ασφαλής περιβάλλον της τράπεζας για την προσθήκη της κάρτας στο σύστημα(εάν θέλει ο ιδιοκτήτης) ή για την πληρωμή με κάρτα απευθείας χωρίς την προσθήκη της στο σύστημα.</text:p>
        </text:list-item>
        <text:list-item>
          <text:p text:style-name="P15"><text:soft-page-break/>Δημιουργία μιας βάσης δεδομένων όπου θα περιέχει όλες τις δυνατές φορτίσεις που μπορούν να γίνουν σε ένα σταθμό και η <text:span text:style-name="T13">άξια</text:span> της κιλοβατώρας σε αυτό.</text:p>
        </text:list-item>
        <text:list-item>
          <text:p text:style-name="P15">Δημιουργία βάσης δεδομένων όλων των φορτίσεων που έχουν γίνει από το συγκεκριμένο όχημα σε ένα συγκεκριμένο χρονικό <text:span text:style-name="T13">διάστημα. Πριν</text:span> από αυτό το χρονικό διάστημα θα γίνεται αυτόματη διαγραφή.</text:p>
        </text:list-item>
        <text:list-item>
          <text:p text:style-name="P15">Δημιουργία μιας βάσης με τα στοιχεία του οχήματος του κάθε ιδιοκτήτη(μοντέλο,αριθμός πινακίδας κυκλοφορίας(primary key),χωρητικότητα μπαταρίας-μπαταριών που έχει κτλ.).</text:p>
        </text:list-item>
      </text:list>
      <text:h text:style-name="P6" text:outline-level="2"><text:span text:style-name="T4">3.2<text:tab/></text:span><text:span text:style-name="T7"> </text:span><text:span text:style-name="T4">Δείκτες ποιότητας</text:span></text:h>
      <text:p text:style-name="P3"><text:tab/>Ν/Α</text:p>
      <text:list xml:id="list123448559099891" text:continue-list="list123449955964211" text:style-name="WWNum2">
        <text:list-item>
          <text:h text:style-name="P12" text:outline-level="1">Έκθεση απαιτήσεων χρηστών</text:h>
        </text:list-item>
      </text:list>
      <text:list xml:id="list123450135343362" text:continue-list="list2614558469" text:style-name="List_20_1">
        <text:list-item>
          <text:p text:style-name="P16">Ασφάλεια της κάρτας του από κλοπή των στοιχείων της άρα απαίτηση σε ασφαλες συστημα της τράπεζας.</text:p>
        </text:list-item>
        <text:list-item>
          <text:p text:style-name="P18">Ιστορικό των φορτίσεων για μεγάλο χρονικό διάστημα.</text:p>
        </text:list-item>
        <text:list-item>
          <text:p text:style-name="P18">Αξιολόγηση σταθμών.</text:p>
        </text:list-item>
      </text:list>
      <text:list xml:id="list123449102634390" text:continue-list="list123448559099891" text:style-name="WWNum2">
        <text:list-item>
          <text:h text:style-name="P12" text:outline-level="1">Αρχές του προτεινόμενου συστήματος</text:h>
        </text:list-item>
      </text:list>
      <text:list xml:id="list298933176" text:style-name="WWNum6">
        <text:list-header>
          <text:p text:style-name="P10">Ν/Α</text:p>
        </text:list-header>
      </text:list>
      <text:list xml:id="list123449694061835" text:continue-list="list123449102634390" text:style-name="WWNum2">
        <text:list-item>
          <text:h text:style-name="P11" text:outline-level="1">Περιορισμοί στο πλαίσιο του έργου</text:h>
        </text:list-item>
      </text:list>
      <text:list xml:id="list123448066553885" text:continue-list="list123450135343362" text:style-name="List_20_1">
        <text:list-item>
          <text:p text:style-name="P17">Η πρόσβαση στα δεδομένα γίνεται μόνο κατόπιν επαλήθευσης του χρήστη του συστήματος</text:p>
        </text:list-item>
        <text:list-item>
          <text:p text:style-name="P19">Ο χρήστης έχει πρόσβαση σε συγκεκριμένους πόρους του συστήματος</text:p>
        </text:list-item>
        <text:list-item>
          <text:p text:style-name="P19">Ο χρήστης έχει περιορισμένη πρόσβαση σε δεδομένα του συστήματος ακολουθώντας τον Γενικό Κανονισμό Δεδομένων της Ευρωπαϊκής Ένωσης 679/2016</text:p>
        </text:list-item>
        <text:list-item>
          <text:p text:style-name="P20"><text:span text:style-name="T8">Απαγόρευση</text:span><text:span text:style-name="T11"> </text:span><text:span text:style-name="T12">της</text:span><text:span text:style-name="T11"> πρόσβασης σε μη εξουσιοδοτημένους τρίτους στα δεδομένα της χρεωστικής/πιστωτικής κάρτας. </text:span></text:p>
        </text:list-item>
      </text:list>
      <text:list xml:id="list123449543890764" text:continue-list="list123449694061835" text:style-name="WWNum2">
        <text:list-item>
          <text:h text:style-name="P11" text:outline-level="1">Παράρτημα: ακρωνύμια και συντομογραφίες </text:h>
        </text:list-item>
      </text:list>
      <text:p text:style-name="P2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loext:opacity="100%" fo:font-size="10pt" fo:font-style="italic" style:font-size-asian="10pt" style:font-style-asian="italic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font-size="9pt" officeooo:rsid="002efa5f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</text:span><text:span text:style-name="MT3">1</text:span><text:span text:style-name="MT1">)</text:span><text:span text:style-name="MT2"><text:tab/></text:span><text:span text:style-name="MT1">Σελ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5:09:00</meta:creation-date>
    <meta:initial-creator>constantinos</meta:initial-creator>
    <dc:date>2021-03-10T12:34:47.931209746</dc:date>
    <meta:editing-duration>P1DT1H40M21S</meta:editing-duration>
    <meta:generator>LibreOffice/7.0.3.1$Linux_X86_64 LibreOffice_project/00$Build-1</meta:generator>
    <meta:editing-cycles>9</meta:editing-cycles>
    <meta:document-statistic meta:table-count="0" meta:image-count="0" meta:object-count="0" meta:page-count="2" meta:paragraph-count="38" meta:word-count="469" meta:character-count="3107" meta:non-whitespace-character-count="26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